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style:text-autospace="none"/>
      <style:text-properties fo:font-family="Arial" style:font-family-generic="swiss" style:font-pitch="variable" fo:font-size="16pt" fo:language="pl" fo:country="PL" fo:font-weight="bold" style:font-size-asian="16pt" style:font-weight-asian="bold" style:font-family-complex="Arial" style:font-family-generic-complex="swiss" style:font-pitch-complex="variable" style:font-size-complex="9.10000038146973pt" style:font-weight-complex="bold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style:text-autospace="none"/>
      <style:text-properties fo:font-family="'Arial Black'" style:font-style-name="Normalny" style:font-family-generic="swiss" style:font-pitch="variable" fo:font-size="48pt" fo:language="pl" fo:country="PL" style:font-size-asian="48pt" style:font-family-complex="Arial" style:font-family-generic-complex="swiss" style:font-pitch-complex="variable" style:font-size-complex="48pt"/>
    </style:style>
    <style:style style:name="P5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style:style style:name="P6" style:family="paragraph">
      <style:paragraph-properties style:text-autospace="none"/>
      <style:text-properties fo:font-family="Arial" style:font-family-generic="swiss" style:font-pitch="variable" fo:font-size="47pt" fo:language="pl" fo:country="PL" fo:font-weight="bold" style:font-size-asian="47pt" style:font-weight-asian="bold" style:font-family-complex="Arial" style:font-family-generic-complex="swiss" style:font-pitch-complex="variable" style:font-size-complex="47pt" style:font-weight-complex="bold"/>
    </style:style>
    <style:style style:name="P7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47pt" fo:font-weight="bold" style:font-size-asian="47pt" style:font-size-complex="47pt"/>
    </style:style>
    <style:style style:name="P8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family-complex="Arial" style:font-family-generic-complex="swiss" style:font-pitch-complex="variable" style:font-size-complex="48pt"/>
    </style:style>
    <style:style style:name="T2" style:family="text">
      <style:text-properties fo:color="#ffffff" fo:font-family="'Arial Black'" style:font-style-name="Normalny" style:font-family-generic="swiss" style:font-pitch="variable" fo:font-size="48pt" fo:language="pl" fo:country="PL" fo:font-weight="bold" style:font-size-asian="48pt" style:font-weight-asian="bold" style:font-family-complex="Arial" style:font-family-generic-complex="swiss" style:font-pitch-complex="variable" style:font-size-complex="48pt" style:font-weight-complex="bold"/>
    </style:style>
    <style:style style:name="T3" style:family="text">
      <style:text-properties fo:color="#ffffff" fo:font-family="'Arial Black'" style:font-style-name="Normalny" style:font-family-generic="swiss" style:font-pitch="variable" fo:font-size="48pt" fo:font-weight="bold" style:font-size-asian="48pt" style:font-family-complex="Arial" style:font-family-generic-complex="swiss" style:font-pitch-complex="variable" style:font-size-complex="48pt"/>
    </style:style>
    <style:style style:name="T4" style:family="text"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style:style style:name="T5" style:family="text">
      <style:text-properties fo:color="#ffffff" fo:font-family="'Arial Black'" style:font-style-name="Normalny" style:font-family-generic="swiss" style:font-pitch="variable" fo:font-size="47pt" fo:font-weight="bold" style:font-size-asian="47pt" style:font-size-complex="47pt"/>
    </style:style>
    <style:style style:name="T6" style:family="text"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nad oceanów</text:span><text:span text:style-name="T1"><text:line-break/></text:span><text:span text:style-name="T1">do mnie wołasz</text:span><text:span text:style-name="T1"><text:line-break/></text:span><text:span text:style-name="T1">Gdzie każdy krok</text:span><text:span text:style-name="T1"><text:line-break/></text:span><text:span text:style-name="T1">niepewny jest</text:span><text:span text:style-name="T1"><text:line-break/></text:span><text:span text:style-name="T1">Ty jesteś tam,</text:span><text:span text:style-name="T1"><text:line-break/></text:span><text:span text:style-name="T1">gdzie niewiadoma</text:span><text:span text:style-name="T1"><text:line-break/></text:span><text:span text:style-name="T1">Tam znajdę grunt</text:span><text:span text:style-name="T1"><text:line-break/></text:span><text:span text:style-name="T1">dla wiary me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Będę wzywać imię Twe</text:span><text:span text:style-name="T2"><text:line-break/></text:span><text:span text:style-name="T2">I ponad fale patrzeć chcę</text:span><text:span text:style-name="T2"><text:line-break/></text:span><text:span text:style-name="T2">Gdy burzą się</text:span><text:span text:style-name="T2"><text:line-break/></text:span><text:span text:style-name="T2">Mej duszy pokój w Tobie jest</text:span><text:span text:style-name="T2"><text:line-break/></text:span><text:span text:style-name="T3">Gdzie pójdziesz Ty,</text:span><text:span text:style-name="T3"><text:line-break/></text:span><text:span text:style-name="T3">ja pójdę te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Mój strach utonie</text:span><text:span text:style-name="T1"><text:line-break/></text:span><text:span text:style-name="T1">w Twojej łasce</text:span><text:span text:style-name="T1"><text:line-break/></text:span><text:span text:style-name="T1">Bo ręka Twa prowadzi mnie</text:span><text:span text:style-name="T1"><text:line-break/></text:span><text:span text:style-name="T1">I Ty mnie nigdy nie zawiodłeś</text:span><text:span text:style-name="T1"><text:line-break/></text:span><text:span text:style-name="T1">Wiem, teraz też</text:span><text:span text:style-name="T1"><text:line-break/></text:span><text:span text:style-name="T1">nie zawiedziesz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Będę wzywać imię Twe</text:span><text:span text:style-name="T2"><text:line-break/></text:span><text:span text:style-name="T2">I ponad fale patrzeć chcę</text:span><text:span text:style-name="T2"><text:line-break/></text:span><text:span text:style-name="T2">Gdy burzą się</text:span><text:span text:style-name="T2"><text:line-break/></text:span><text:span text:style-name="T2">Mej duszy pokój w Tobie jest</text:span><text:span text:style-name="T2"><text:line-break/></text:span><text:span text:style-name="T4">Gdzie pójdziesz Ty,</text:span><text:span text:style-name="T4"><text:line-break/></text:span><text:span text:style-name="T4">ja pójdę te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7" draw:layer="layout" svg:width="28cm" svg:height="21.034cm" svg:x="0cm" svg:y="-0.016cm" presentation:class="title" presentation:user-transformed="true">
          <draw:text-box>
            <text:p text:style-name="P6"><text:span text:style-name="T5">Duchu, prowadź mnie</text:span><text:span text:style-name="T5"><text:line-break/></text:span><text:span text:style-name="T5">Gdzie wiara nie ma granic</text:span><text:span text:style-name="T5"><text:line-break/></text:span><text:span text:style-name="T5">Daj mi chodzić nad wodami</text:span><text:span text:style-name="T5"><text:line-break/></text:span><text:span text:style-name="T5">Gdziekolwiek mnie</text:span><text:span text:style-name="T5"><text:line-break/></text:span><text:span text:style-name="T5">prowadzisz</text:span><text:span text:style-name="T5"><text:line-break/></text:span><text:span text:style-name="T5">Weź mnie głębiej niż</text:span><text:span text:style-name="T5"><text:line-break/></text:span><text:span text:style-name="T5">Pójść mogą moje stopy</text:span><text:span text:style-name="T5"><text:line-break/></text:span><text:span text:style-name="T5">Moja wiara się umocni</text:span><text:span text:style-name="T5"><text:line-break/></text:span><text:span text:style-name="T5">W Twojej obecnoś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0cm" svg:y="-0.001cm" presentation:class="title" presentation:user-transformed="true">
          <draw:text-box>
            <text:p text:style-name="P1"><text:span text:style-name="T6">Będę wzywać imię Twe</text:span><text:span text:style-name="T6"><text:line-break/></text:span><text:span text:style-name="T6">I ponad fale patrzeć chcę</text:span><text:span text:style-name="T6"><text:line-break/></text:span><text:span text:style-name="T6">Mej duszy pokój w Tobie jest</text:span><text:span text:style-name="T6"><text:line-break/></text:span><text:span text:style-name="T6">Gdzie pójdziesz Ty,</text:span><text:span text:style-name="T6"><text:line-break/></text:span><text:span text:style-name="T6">ja pójdę te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pl" fo:country="PL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pl" fo:country="PL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3T23:29:44</meta:creation-date>
    <dc:date>2016-02-23T14:36:26.77</dc:date>
    <dc:language>pl-PL</dc:language>
    <meta:editing-cycles>28</meta:editing-cycles>
    <meta:editing-duration>PT1H23M14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